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size="15pt" officeooo:rsid="0009c49e" officeooo:paragraph-rsid="0009c49e" style:font-size-asian="13.1000003814697pt" style:font-size-complex="15pt"/>
    </style:style>
    <style:style style:name="P3" style:family="paragraph" style:parent-style-name="Standard">
      <style:text-properties fo:font-size="15pt" officeooo:rsid="0009c49e" officeooo:paragraph-rsid="0009c49e" style:font-size-asian="13.1000003814697pt" style:font-size-complex="15pt"/>
    </style:style>
    <style:style style:name="P4" style:family="paragraph" style:parent-style-name="Preformatted_20_Text">
      <style:text-properties fo:font-size="15pt" officeooo:rsid="000a99c2" officeooo:paragraph-rsid="000a99c2" style:font-size-asian="13.1000003814697pt" style:font-size-complex="15pt"/>
    </style:style>
    <style:style style:name="P5" style:family="paragraph" style:parent-style-name="Standard">
      <style:text-properties fo:font-size="15pt" officeooo:rsid="000a99c2" officeooo:paragraph-rsid="000a99c2" style:font-size-asian="13.1000003814697pt" style:font-size-complex="15pt"/>
    </style:style>
    <style:style style:name="P6" style:family="paragraph" style:parent-style-name="Standard">
      <style:text-properties fo:font-size="18pt" officeooo:rsid="0009c49e" officeooo:paragraph-rsid="0009c49e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Modi Sadiya</text:p>
      <text:p text:style-name="P6">class:tybcs <text:s/>rollno:02</text:p>
      <text:p text:style-name="P6"/>
      <text:p text:style-name="P6">ASSIGNMENT 3</text:p>
      <text:p text:style-name="P6"/>
      <text:p text:style-name="P3">Q1.</text:p>
      <text:p text:style-name="P3">import pandas as pd</text:p>
      <text:p text:style-name="P3">df=pd.read_csv('DATA.csv')</text:p>
      <text:p text:style-name="P3">print("Enter DataFrame:")</text:p>
      <text:p text:style-name="P3">print(df)</text:p>
      <text:p text:style-name="P3">print("describe",df.describe())</text:p>
      <text:p text:style-name="P3">print("shape:",df.shape)</text:p>
      <text:p text:style-name="P3">print(df.head(3))</text:p>
      <text:p text:style-name="P3"/>
      <text:p text:style-name="P3">O/P</text:p>
      <text:p text:style-name="P2">Enter DataFrame:</text:p>
      <text:p text:style-name="Preformatted_20_Text"><text:s text:c="3"/>COUNTRY <text:s text:c="2"/>AGE <text:s text:c="2"/>SALARY PURCHASED</text:p>
      <text:p text:style-name="Preformatted_20_Text">0 <text:s text:c="2"/>FRANCE <text:s/>44.0 <text:s text:c="2"/>7200.0 <text:s text:c="7"/>NO</text:p>
      <text:p text:style-name="Preformatted_20_Text">1 <text:s text:c="3"/>SPAIN <text:s/>27.0 <text:s/>48000.0 <text:s text:c="6"/>YES</text:p>
      <text:p text:style-name="Preformatted_20_Text">2 <text:s/>GERMANY <text:s/>30.0 <text:s/>54000.0 <text:s text:c="7"/>NO</text:p>
      <text:p text:style-name="Preformatted_20_Text">3 <text:s text:c="3"/>SPAIN <text:s/>38.0 <text:s/>61000.0 <text:s text:c="7"/>NO</text:p>
      <text:p text:style-name="Preformatted_20_Text">4 <text:s/>GERMANY <text:s/>40.0 <text:s text:c="5"/>NaN <text:s text:c="6"/>YES</text:p>
      <text:p text:style-name="Preformatted_20_Text">5 <text:s text:c="2"/>FRANCE <text:s/>35.0 <text:s/>58000.0 <text:s text:c="6"/>YES</text:p>
      <text:p text:style-name="Preformatted_20_Text">6 <text:s text:c="3"/>SPAIN <text:s text:c="2"/>NaN <text:s/>52000.0 <text:s text:c="7"/>NO</text:p>
      <text:p text:style-name="Preformatted_20_Text">7 <text:s text:c="2"/>FRANCE <text:s/>48.0 <text:s/>79000.0 <text:s text:c="6"/>YES</text:p>
      <text:p text:style-name="Preformatted_20_Text">8 <text:s/>GERMANY <text:s/>50.0 <text:s/>83000.0 <text:s text:c="7"/>NO</text:p>
      <text:p text:style-name="Preformatted_20_Text">9 <text:s text:c="2"/>FRANCE <text:s/>37.0 <text:s/>67000.0 <text:s text:c="6"/>YES</text:p>
      <text:p text:style-name="Preformatted_20_Text">describe <text:s text:c="13"/>AGE <text:s text:c="7"/>SALARY</text:p>
      <text:p text:style-name="Preformatted_20_Text">count <text:s text:c="2"/>9.000000 <text:s text:c="5"/>9.000000</text:p>
      <text:p text:style-name="Preformatted_20_Text">mean <text:s text:c="2"/>38.777778 <text:s/>56577.777778</text:p>
      <text:p text:style-name="Preformatted_20_Text">std <text:s text:c="4"/>7.693793 <text:s/>21995.555107</text:p>
      <text:p text:style-name="Preformatted_20_Text">min <text:s text:c="3"/>27.000000 <text:s text:c="2"/>7200.000000</text:p>
      <text:p text:style-name="Preformatted_20_Text">25% <text:s text:c="3"/>35.000000 <text:s/>52000.000000</text:p>
      <text:p text:style-name="Preformatted_20_Text">50% <text:s text:c="3"/>38.000000 <text:s/>58000.000000</text:p>
      <text:p text:style-name="Preformatted_20_Text">75% <text:s text:c="3"/>44.000000 <text:s/>67000.000000</text:p>
      <text:p text:style-name="Preformatted_20_Text">max <text:s text:c="3"/>50.000000 <text:s/>83000.000000</text:p>
      <text:p text:style-name="Preformatted_20_Text">shape: (10, 4)</text:p>
      <text:p text:style-name="Preformatted_20_Text"><text:s text:c="3"/>COUNTRY <text:s text:c="2"/>AGE <text:s text:c="2"/>SALARY PURCHASED</text:p>
      <text:p text:style-name="Preformatted_20_Text">0 <text:s text:c="2"/>FRANCE <text:s/>44.0 <text:s text:c="2"/>7200.0 <text:s text:c="7"/>NO</text:p>
      <text:p text:style-name="Preformatted_20_Text">1 <text:s text:c="3"/>SPAIN <text:s/>27.0 <text:s/>48000.0 <text:s text:c="6"/>YES</text:p>
      <text:p text:style-name="P1">2 <text:s/>GERMANY <text:s/>30.0 <text:s/>54000.0 <text:s text:c="7"/>NO</text:p>
      <text:p text:style-name="P3">Q2.</text:p>
      <text:p text:style-name="P3">import pandas as pd</text:p>
      <text:p text:style-name="P3">data=pd.read_csv('DATA.csv')</text:p>
      <text:p text:style-name="P3">df=pd.DataFrame(data)</text:p>
      <text:p text:style-name="P3">print("\n Displaying Dataset:\n",df)</text:p>
      <text:p text:style-name="P3">data["SALARY"]=data['SALARY'].fillna(data['SALARY'].mean(),inplace=True)</text:p>
      <text:p text:style-name="P3"><text:soft-page-break/>data['AGE']=data['AGE'].fillna(data['SALARY'].mean(),inplace=True)</text:p>
      <text:p text:style-name="P3">print("\n***********Modified table***********\n",df)</text:p>
      <text:p text:style-name="P3"><text:s text:c="6"/></text:p>
      <text:p text:style-name="P5">o/p</text:p>
      <text:p text:style-name="P4">Displaying Dataset:</text:p>
      <text:p text:style-name="Preformatted_20_Text"><text:s text:c="4"/>COUNTRY <text:s text:c="2"/>AGE <text:s text:c="2"/>SALARY PURCHASED</text:p>
      <text:p text:style-name="Preformatted_20_Text">0 <text:s text:c="2"/>FRANCE <text:s/>44.0 <text:s text:c="2"/>7200.0 <text:s text:c="7"/>NO</text:p>
      <text:p text:style-name="Preformatted_20_Text">1 <text:s text:c="3"/>SPAIN <text:s/>27.0 <text:s/>48000.0 <text:s text:c="6"/>YES</text:p>
      <text:p text:style-name="Preformatted_20_Text">2 <text:s/>GERMANY <text:s/>30.0 <text:s/>54000.0 <text:s text:c="7"/>NO</text:p>
      <text:p text:style-name="Preformatted_20_Text">3 <text:s text:c="3"/>SPAIN <text:s/>38.0 <text:s/>61000.0 <text:s text:c="7"/>NO</text:p>
      <text:p text:style-name="Preformatted_20_Text">4 <text:s/>GERMANY <text:s/>40.0 <text:s text:c="5"/>NaN <text:s text:c="6"/>YES</text:p>
      <text:p text:style-name="Preformatted_20_Text">5 <text:s text:c="2"/>FRANCE <text:s/>35.0 <text:s/>58000.0 <text:s text:c="6"/>YES</text:p>
      <text:p text:style-name="Preformatted_20_Text">6 <text:s text:c="3"/>SPAIN <text:s text:c="2"/>NaN <text:s/>52000.0 <text:s text:c="7"/>NO</text:p>
      <text:p text:style-name="Preformatted_20_Text">7 <text:s text:c="2"/>FRANCE <text:s/>48.0 <text:s/>79000.0 <text:s text:c="6"/>YES</text:p>
      <text:p text:style-name="Preformatted_20_Text">8 <text:s/>GERMANY <text:s/>50.0 <text:s/>83000.0 <text:s text:c="7"/>NO</text:p>
      <text:p text:style-name="Preformatted_20_Text">9 <text:s text:c="2"/>FRANCE <text:s/>37.0 <text:s/>67000.0 <text:s text:c="6"/>YES</text:p>
      <text:p text:style-name="Preformatted_20_Text"/>
      <text:p text:style-name="Preformatted_20_Text">***********Modified table***********</text:p>
      <text:p text:style-name="Preformatted_20_Text"><text:s text:c="4"/>COUNTRY <text:s text:c="2"/>AGE <text:s text:c="7"/>SALARY PURCHASED</text:p>
      <text:p text:style-name="Preformatted_20_Text">0 <text:s text:c="2"/>FRANCE <text:s/>44.0 <text:s text:c="2"/>7200.000000 <text:s text:c="7"/>NO</text:p>
      <text:p text:style-name="Preformatted_20_Text">1 <text:s text:c="3"/>SPAIN <text:s/>27.0 <text:s/>48000.000000 <text:s text:c="6"/>YES</text:p>
      <text:p text:style-name="Preformatted_20_Text">2 <text:s/>GERMANY <text:s/>30.0 <text:s/>54000.000000 <text:s text:c="7"/>NO</text:p>
      <text:p text:style-name="Preformatted_20_Text">3 <text:s text:c="3"/>SPAIN <text:s/>38.0 <text:s/>61000.000000 <text:s text:c="7"/>NO</text:p>
      <text:p text:style-name="Preformatted_20_Text">4 <text:s/>GERMANY <text:s/>40.0 <text:s/>56577.777778 <text:s text:c="6"/>YES</text:p>
      <text:p text:style-name="Preformatted_20_Text">5 <text:s text:c="2"/>FRANCE <text:s/>35.0 <text:s/>58000.000000 <text:s text:c="6"/>YES</text:p>
      <text:p text:style-name="Preformatted_20_Text">6 <text:s text:c="3"/>SPAIN <text:s text:c="2"/>NaN <text:s/>52000.000000 <text:s text:c="7"/>NO</text:p>
      <text:p text:style-name="Preformatted_20_Text">7 <text:s text:c="2"/>FRANCE <text:s/>48.0 <text:s/>79000.000000 <text:s text:c="6"/>YES</text:p>
      <text:p text:style-name="Preformatted_20_Text">8 <text:s/>GERMANY <text:s/>50.0 <text:s/>83000.000000 <text:s text:c="7"/>NO</text:p>
      <text:p text:style-name="P1">9 <text:s text:c="2"/>FRANCE <text:s/>37.0 <text:s/>67000.000000 <text:s text:c="6"/>YES</text:p>
      <text:p text:style-name="P5">Q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5:09:17.596406486</meta:creation-date>
    <dc:date>2024-08-19T15:50:43.415922886</dc:date>
    <meta:editing-duration>PT21M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252" meta:character-count="2231" meta:non-whitespace-character-count="1591"/>
  </office:meta>
</office:document-meta>
</file>